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normal" officeooo:rsid="0011b248" officeooo:paragraph-rsid="0011b248" style:font-weight-asian="normal" style:font-weight-complex="normal"/>
    </style:style>
    <style:style style:name="P6" style:family="paragraph" style:parent-style-name="Standard">
      <style:text-properties fo:font-weight="normal" officeooo:rsid="0012a36a" officeooo:paragraph-rsid="0012a36a" style:font-weight-asian="normal" style:font-weight-complex="normal"/>
    </style:style>
    <style:style style:name="P7" style:family="paragraph" style:parent-style-name="Standard">
      <style:text-properties fo:font-weight="normal" officeooo:rsid="0012a36a" officeooo:paragraph-rsid="0014027b" style:font-weight-asian="normal" style:font-weight-complex="normal"/>
    </style:style>
    <style:style style:name="P8" style:family="paragraph" style:parent-style-name="Standard">
      <style:text-properties fo:font-weight="normal" officeooo:rsid="0015c297" officeooo:paragraph-rsid="0016e9b7" style:font-weight-asian="normal" style:font-weight-complex="normal"/>
    </style:style>
    <style:style style:name="P9" style:family="paragraph" style:parent-style-name="Standard">
      <style:text-properties fo:font-weight="normal" officeooo:paragraph-rsid="0016e9b7" style:font-weight-asian="normal" style:font-weight-complex="normal"/>
    </style:style>
    <style:style style:name="P10" style:family="paragraph" style:parent-style-name="Standard">
      <style:text-properties fo:font-weight="normal" officeooo:rsid="0016e9b7" officeooo:paragraph-rsid="0016e9b7" style:font-weight-asian="normal" style:font-weight-complex="normal"/>
    </style:style>
    <style:style style:name="P11" style:family="paragraph" style:parent-style-name="Standard">
      <style:text-properties fo:font-weight="normal" officeooo:rsid="001774a4" officeooo:paragraph-rsid="001774a4" style:font-weight-asian="normal" style:font-weight-complex="normal"/>
    </style:style>
    <style:style style:name="P12" style:family="paragraph" style:parent-style-name="Standard">
      <style:text-properties fo:font-weight="normal" officeooo:rsid="001984a0" officeooo:paragraph-rsid="001984a0" style:font-weight-asian="normal" style:font-weight-complex="normal"/>
    </style:style>
    <style:style style:name="P13" style:family="paragraph" style:parent-style-name="Standard">
      <style:text-properties fo:font-weight="normal" officeooo:rsid="001ac6c4" officeooo:paragraph-rsid="001ac6c4" style:font-weight-asian="normal" style:font-weight-complex="normal"/>
    </style:style>
    <style:style style:name="P14" style:family="paragraph" style:parent-style-name="Standard">
      <style:text-properties fo:font-weight="normal" officeooo:rsid="00202aba" officeooo:paragraph-rsid="00202aba" style:font-weight-asian="normal" style:font-weight-complex="normal"/>
    </style:style>
    <style:style style:name="T1" style:family="text">
      <style:text-properties officeooo:rsid="000f30fa"/>
    </style:style>
    <style:style style:name="T2" style:family="text">
      <style:text-properties officeooo:rsid="000fcb29"/>
    </style:style>
    <style:style style:name="T3" style:family="text">
      <style:text-properties officeooo:rsid="00129027"/>
    </style:style>
    <style:style style:name="T4" style:family="text">
      <style:text-properties officeooo:rsid="0014027b"/>
    </style:style>
    <style:style style:name="T5" style:family="text">
      <style:text-properties officeooo:rsid="0016d727"/>
    </style:style>
    <style:style style:name="T6" style:family="text">
      <style:text-properties officeooo:rsid="0016e9b7"/>
    </style:style>
    <style:style style:name="T7" style:family="text">
      <style:text-properties officeooo:rsid="001ee6eb"/>
    </style:style>
    <style:style style:name="T8" style:family="text">
      <style:text-properties officeooo:rsid="001f0b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htävä 1.1</text:p>
      <text:p text:style-name="P1"/>
      <text:p text:style-name="P1">SQL kieli jaetaan näihin neljään alikieleen (TCL viides)</text:p>
      <text:p text:style-name="P1"/>
      <text:p text:style-name="P1">DDL (Data Definition Language)</text:p>
      <text:p text:style-name="P1"/>
      <text:p text:style-name="Standard"><text:span text:style-name="T1">Käytetään</text:span> eri rakenteiden muodostamiselle tietokannssa. DDL lauseet muodostavat muokkaavat ja poistavat esim tauluja, indeksejä ja käyttäjiä.</text:p>
      <text:p text:style-name="Standard"/>
      <text:p text:style-name="Standard">Yleisiä DDL lauseita ovat CREATE, ALTER ja DROP</text:p>
      <text:p text:style-name="Standard"/>
      <text:p text:style-name="P1">DML (Data Manipulation Language)</text:p>
      <text:p text:style-name="P1"/>
      <text:p text:style-name="Standard">Käytetään datan muokkaamiseen</text:p>
      <text:p text:style-name="Standard"/>
      <text:p text:style-name="Standard">Yleisiä lauseita esim INSERT, DELETE, UPDATE</text:p>
      <text:p text:style-name="Standard"/>
      <text:p text:style-name="Standard"/>
      <text:p text:style-name="P1">DCL (Data Control Language)</text:p>
      <text:p text:style-name="P1"/>
      <text:p text:style-name="P2">Käytetään hallitsemaan tietokannan autorisointia. Tällä annetaan ja poistetaan oikeuksia käsitellä tietokannan objekteja. Voidaan esimerkiksi antaa oikeus tehdä INSERT tai SELECT tauluun.</text:p>
      <text:p text:style-name="P2"/>
      <text:p text:style-name="P2">Yleisiä komentoja esim. GRANT ja REVOKE</text:p>
      <text:p text:style-name="P2"/>
      <text:p text:style-name="P2"/>
      <text:p text:style-name="P1">DQL (Data Query Language)</text:p>
      <text:p text:style-name="P1"/>
      <text:p text:style-name="P2">DQL komennot ovat SELECT lauseita</text:p>
      <text:p text:style-name="Standard"/>
      <text:p text:style-name="Standard"/>
      <text:p text:style-name="P1">Tehtävä 1.2</text:p>
      <text:p text:style-name="P1"/>
      <text:p text:style-name="P1">1)</text:p>
      <text:p text:style-name="P1">SELECT * FROM tentti WHERE id=1</text:p>
      <text:p text:style-name="P2"/>
      <text:p text:style-name="P2">WHERE kanssa toimii operaattori =, &gt;, &lt;, &gt;=, &lt;= sekä &lt;&gt; tai != (not equal)</text:p>
      <text:p text:style-name="P2"/>
      <text:p text:style-name="P2">Myös BETWEEN (etsii onko arvo välissä), LIKE (etsii patternia?) IN (Etsii monesta arvosta)</text:p>
      <text:p text:style-name="P2">IN käytetään alikyselyissä (subquery)</text:p>
      <text:p text:style-name="P2"/>
      <text:p text:style-name="P1">2)</text:p>
      <text:p text:style-name="P1">UPDATE tenttikäsittelijä</text:p>
      <text:p text:style-name="P1">SET tentin_aloitusajankohta=now()</text:p>
      <text:p text:style-name="P1">WHERE tentti_id = 1 AND käyttäjä_id = 1;</text:p>
      <text:p text:style-name="P2"/>
      <text:p text:style-name="P1">3)</text:p>
      <text:p text:style-name="P1">SELECT * </text:p>
      <text:p text:style-name="P1">FROM asiakas <text:s/></text:p>
      <text:p text:style-name="P1">WHERE lasku_id IN </text:p>
      <text:p text:style-name="P1">(SELECT id FROM lasku WHERE hinta &gt; 1000)</text:p>
      <text:p text:style-name="P1"/>
      <text:p text:style-name="P1"><text:soft-page-break/>Tehtävä 1.3</text:p>
      <text:p text:style-name="P1"/>
      <text:p text:style-name="P2">SQLssä tallennetaan data rakenteeseen. Esim tentti, kysymykset ja vastausvaihtoehdot eri tauluihin. Dokumenttitietokantaan tallennetaan esim JSON-objekteja.</text:p>
      <text:p text:style-name="P1"/>
      <text:p text:style-name="P1">Tehtävä 1.4</text:p>
      <text:p text:style-name="P1"/>
      <text:p text:style-name="P2">Ilmaista testausta ja mahdollisesti kehitystä, osaavia käyttäjiä enemmän.</text:p>
      <text:p text:style-name="P2"/>
      <text:p text:style-name="P1">Tehtävä 1.5</text:p>
      <text:p text:style-name="P1"/>
      <text:p text:style-name="P2">Tässä ei välttämättä haeta tätä, mutta jonkinalinen backend ja frontti on hyvä olla ja esim postman testaamaan backendia.</text:p>
      <text:p text:style-name="P2"/>
      <text:p text:style-name="P1">Tehtävä 1.6</text:p>
      <text:p text:style-name="P1"/>
      <text:p text:style-name="P2">Transaktio on kun halutaan suorittaa yksi tai useita tietokantalauseita niin, että ne toteutetaan yhtenä toimintona. Toiminto voidaan suorittaa tietokantaan (commit) tai perua (rollback).</text:p>
      <text:p text:style-name="P2"/>
      <text:p text:style-name="P2"/>
      <text:p text:style-name="P1">Tehtävä 1.7</text:p>
      <text:p text:style-name="P1"/>
      <text:p text:style-name="P2">Pessimistisessä lukituksessa oletetaan, että tietokannan tietueita muokataan yhtäaikaa. Käytännössä kun tietuetta koitetaan muokata tarkastetaan onko se lukossa ja, jos on niin sitä voi pelkästään katsoa muttei muuttaa. Jos tietue on vapaa lukitaan se siksi aikaa kun käyttäjä muuttaa tietuetta.</text:p>
      <text:p text:style-name="P2"/>
      <text:p text:style-name="P2">Optimistisessä lukituksessa pidetään epätodennäköisenä, että monta käyttäjää muokkaa samaa tietuetta yhtäaikaa. Jos käyttäjä yrittää viimeistellä muutoksensa ja tietueeseen on tullut välissä muutoksia, päivitys epäonnistuu ja siitä kerrotaan käyttäjälle. Tämän jälkeen käyttäjä näkee uuden tietueen sisällön ja voi koittaa päivittää tietuetta uudestaan.</text:p>
      <text:p text:style-name="P2"/>
      <text:p text:style-name="P2">Optimistinen lukitus on näistä yleisempi etenkin isoissa tietokannoissa, joissa yhtäaikainen muutos on epätodennäköistä.</text:p>
      <text:p text:style-name="P2"/>
      <text:p text:style-name="P1">Tehtävä 1.8</text:p>
      <text:p text:style-name="P1"/>
      <text:p text:style-name="P2">Vierasavain tai viiteavain (foreign-key)</text:p>
      <text:p text:style-name="P2"/>
      <text:p text:style-name="P1">Tehtävä 1.9</text:p>
      <text:p text:style-name="P1"/>
      <text:p text:style-name="P2">Viite-eheydellä varmistetaan, että taulukkoihin ei muodostu suhteita joissa toista päätä ei ole olemassa. Jos on esimerkiksi tentti, jossa on kysymyksiä niin (kysymyksessä foreign key tentin pääaivaimeen) niin ei voida luoda kysymystä, jonka tenttiä ei ole olemassa viite-eheyden ollessa voimassa.</text:p>
      <text:p text:style-name="P2"/>
      <text:p text:style-name="P2">Viite-eheyden tarve riippuu paljon siitä minkälaisessa käytössä kanta on. Jos kannassa on miljoonia tietueita, niin viite-eheys voi olla merkittävää tilansäästön ja selkeyden kannalta.</text:p>
      <text:p text:style-name="P2"/>
      <text:p text:style-name="P1">Tehtävä 1.10</text:p>
      <text:p text:style-name="P1"/>
      <text:p text:style-name="P2"/>
      <text:p text:style-name="P2"/>
      <text:p text:style-name="P2"><text:soft-page-break/></text:p>
      <text:p text:style-name="P1">Tehtävä 1.11</text:p>
      <text:p text:style-name="P1"/>
      <text:p text:style-name="P2">Tietokantatyökalussa on luultavasti joku työkalu jolla voi seurata tietokannan statusta. <text:span text:style-name="T2">Varmaan jonkinlainen debuggeri on myös.</text:span></text:p>
      <text:p text:style-name="P2"/>
      <text:p text:style-name="P1">Tehtävä 1.12</text:p>
      <text:p text:style-name="P1"/>
      <text:p text:style-name="P1">Tehtävä 1.13</text:p>
      <text:p text:style-name="P1"/>
      <text:p text:style-name="P12">Javascriptille database-js, <text:span text:style-name="T7">JOOQ tai Sequalize</text:span></text:p>
      <text:p text:style-name="P12"/>
      <text:p text:style-name="P13">Windowsilla ehkä OLE DB? <text:span text:style-name="T8">Tää oli joku muu</text:span></text:p>
      <text:p text:style-name="P1"/>
      <text:p text:style-name="P1"/>
      <text:p text:style-name="P1">Tehtävä 1.14</text:p>
      <text:p text:style-name="P1"/>
      <text:p text:style-name="P1"/>
      <text:p text:style-name="P1"/>
      <text:p text:style-name="P1">Tehtävä 1.15</text:p>
      <text:p text:style-name="P1"/>
      <text:p text:style-name="P2">Node ja mongoDB ovat äärimmäisen helppoja pistää pystyyn ja mongoDB:ssä ei tarvitse pahemmin miettiä datan rakennetta, koska sinne voi laittaa suoraan JSONia.</text:p>
      <text:p text:style-name="P2"/>
      <text:p text:style-name="P14">Ilmanen, tukee linuxia, helppo käyttää.</text:p>
      <text:p text:style-name="P2"/>
      <text:p text:style-name="P2"/>
      <text:p text:style-name="P1">Tehtävä 1.16</text:p>
      <text:p text:style-name="P2"/>
      <text:p text:style-name="P2">JSON support:</text:p>
      <text:p text:style-name="P2"/>
      <text:p text:style-name="P2">MongoDB</text:p>
      <text:p text:style-name="P2">CouchDB</text:p>
      <text:p text:style-name="P2">OrientDB</text:p>
      <text:p text:style-name="P2">MySQL</text:p>
      <text:p text:style-name="P2">PostgreSQL</text:p>
      <text:p text:style-name="P2"/>
      <text:p text:style-name="P2">Voi tallentaa ja hakea dataa objektimuodossa ja käyttää sitä suoraan.</text:p>
      <text:p text:style-name="P2"/>
      <text:p text:style-name="P2"/>
      <text:p text:style-name="P1">Tehtävä 1.17</text:p>
      <text:p text:style-name="P1"/>
      <text:p text:style-name="P2">Indeksoinnilla nopeutetaan määritellyn datan hakua kannasta ylimääräisten data kirjoituksen ja tallennustilan kustannuksella. Indekseillä voidaan määrittää joku sääntö, jonka mukaan dataa voi hakea jostain kentästä ilman, että joudutaan käymään läpi jokaisen tietueen arvoa. Voidaan esim luoda indeksi sukunimille, jotka päättyvät “nen”.</text:p>
      <text:p text:style-name="P2"/>
      <text:p text:style-name="P1"/>
      <text:p text:style-name="P1">Tehtävä 1.18</text:p>
      <text:p text:style-name="P1"/>
      <text:p text:style-name="P2">Amazon S3:ssa on tallennus yksikköjä (bucketteja) joihin voidaan laittaa dataa. Datan hallintaan voidaan tehdä joko Amazon S3 tarjoamalla konsolla, AWS SDK kautta ohjelmallisesti tai Amazon <text:soft-page-break/>S3 REST API:lla. Lisäksi dataa voi GETtata <text:a xlink:type="simple" xlink:href="http://lla/" text:style-name="Internet_20_link" text:visited-style-name="Visited_20_Internet_20_Link">HTTP:lla</text:a>.</text:p>
      <text:p text:style-name="P2"/>
      <text:p text:style-name="P1">Tehtävä 1.19</text:p>
      <text:p text:style-name="P1"/>
      <text:p text:style-name="P2">Chrome käyttää SQLiteä tietokantanaan. SQLitellä ei ole erillistä serveriprosessia. SQLite on kevy ja nopea ottaa käyttöön kun taas MariaDB on tehokkaampi ja sisältää enemmän toiminnallisuutta.</text:p>
      <text:p text:style-name="P2"/>
      <text:p text:style-name="P1">Tehtävä 1.20</text:p>
      <text:p text:style-name="P1"/>
      <text:p text:style-name="P2">Kuvien käsittely voi olla hidasta ja pysäyttää muun toiminnan palvelimella. Kuvat ovat kooltaan huomattavasti suurempia kuin HTML-sisältö.</text:p>
      <text:p text:style-name="P2"/>
      <text:p text:style-name="P1">Tehtävä 1.20 (2)</text:p>
      <text:p text:style-name="P1"/>
      <text:p text:style-name="P2">Aika johdatteleva kysymys, tässä varmaan haetaan kaatumista tai rikki menemistä? Jos esim. kentässä pitää olla dataa, niin tauluun ei voi enää lisätä tietueita samalla tavalla kuin ennen. Tämä saattaa myös tehdä ohjelmistojen myöhempien versioiden käyttämisestä kannan kansas mahdotonta.</text:p>
      <text:p text:style-name="P2"/>
      <text:p text:style-name="P2"/>
      <text:p text:style-name="P1">Tehtävä 1.21</text:p>
      <text:p text:style-name="P1"/>
      <text:p text:style-name="P2">ORM (Object-Relational Mapping) hoitaa tietokannan käsittelyn objektien avulla. Objektimalli kirjoitetaan yhteen paikkaan ja sitä voidaan käyttää sen jälkeen joka paikassa.</text:p>
      <text:p text:style-name="P2"/>
      <text:p text:style-name="P2">Esim. Mongoose, Sequelize ja TypeORM</text:p>
      <text:p text:style-name="P2"/>
      <text:p text:style-name="P2">Näistä varmaan puhutuin on joko Sequelize tai Mongoose.</text:p>
      <text:p text:style-name="P2"/>
      <text:p text:style-name="P2">ORM:lla voi olla tehotonta tehdä hankalia kyselyitä ja voi olla aikaavievää oppia.</text:p>
      <text:p text:style-name="P2"/>
      <text:p text:style-name="P2"/>
      <text:p text:style-name="P1">Tehtävä 1.22</text:p>
      <text:p text:style-name="P1"/>
      <text:p text:style-name="P2">Joinit ovat lähes aina tehokkaampia kuin saman asian ajava alikysely. Suorituskykyä tarkastellessa on syytä harkita onko pullonkaula siinä, että kysely on liian hidas vai siinä että tietokannalla on liian paljon tehtävää ja ei voi siksi suorittaa kaikkia joineja. Testaamalla selviää!</text:p>
      <text:p text:style-name="P1"/>
      <text:p text:style-name="P1">Tehtävä 1.23</text:p>
      <text:p text:style-name="P1"/>
      <text:p text:style-name="P5">Nämä ovat NoSQL tai toisin sanoen ei relaatiollisia tietokantaratkaisuja. Relaatiotietokannan taulujen sijaan NoSQL kannat käyttävät muita data rakenteita esim. Avainarvo parit tai graafit. <text:span text:style-name="T3">Se että voiko NoSQL kantaan lisätä rakenteista dataa riippuu siitä mitä mikin NoSQL kanta tarjoaa ja kai tässä on myös mielipide-eroja. Ainakin aika lähelle päästään.</text:span></text:p>
      <text:p text:style-name="P1"/>
      <text:p text:style-name="P1">Tehtävä 1.24</text:p>
      <text:p text:style-name="P1"/>
      <text:p text:style-name="P2">Tämä on kai tehty.</text:p>
      <text:p text:style-name="P2"/>
      <text:p text:style-name="P1">Tehtävä 1.25</text:p>
      <text:p text:style-name="P1"/>
      <text:p text:style-name="P6">Aggregaatteja: Keskiarvo, lukumäärä riveille (jotka ei ole null), minimi ja maksimiarvot, summa, useiten käytetty arvo, <text:span text:style-name="T4">ovatko kaikki arvot true/false</text:span> ja paljon muita.</text:p>
      <text:p text:style-name="P6"><text:soft-page-break/></text:p>
      <text:p text:style-name="P7">Eiköhän tuolta olisi hyödyllistä tarjota esim. Tenttien keskiarvoja, <text:span text:style-name="T4">tenttijöiden määrää, jonkinlaisia graafeja siitä kuinka käyttäjät ovat vastanneet johonkin kysymykseen (vastausvaihtoehdoista).</text:span></text:p>
      <text:p text:style-name="P1"/>
      <text:p text:style-name="P1">Tehtävä 1.26</text:p>
      <text:p text:style-name="P1"/>
      <text:p text:style-name="P8">Triggerit ovat koodia, joka ajetaan silloin kun määritelty tapahtuma tapahtuu jossain tietokannan taulussa tai näkymässä. Triggereitä käytetään pääsääntöisesti pitämään yllä tietokannan integriteettiä. <text:span text:style-name="T6">Triggereillä voi vahingossa tehdä muutoksia joita ei haluta tehdä. Triggerillä voi pitää yllä historiaa siitä kuka käyttäjä on tehnyt mitäkin tietokannassa.</text:span></text:p>
      <text:p text:style-name="P8"/>
      <text:p text:style-name="P8"><text:span text:style-name="T5">Esimerkiksi tenttiappiin: Jos taulu pitää yllä tietoa siitä milloin normaalin käyttäjän tentti on avattu ensimmäisen kerran, se on hyvä tehdä triggerillä (kun tentti haetaan ja tentin avausajankohta on tyhjä)</text:span></text:p>
      <text:p text:style-name="P9"/>
      <text:p text:style-name="P1"/>
      <text:p text:style-name="P1">Tehtävä 1.27</text:p>
      <text:p text:style-name="P1"/>
      <text:p text:style-name="P1"/>
      <text:p text:style-name="P1"/>
      <text:p text:style-name="P1">Tehtävä 1.28</text:p>
      <text:p text:style-name="P1"/>
      <text:p text:style-name="P10">Connection poolingissa tehdään rajallinen määrä tietokantayhteyksiä valmiiksi “pooliin” ja järjestelmän käyttäjät ovat yhteydessä kantaan näiden poolissa olevien yhteyksien kautta. Jos poolissa ei ole tarpeeks yhteyksiä kaikille käyttäjille, luodaan uusi yhteys pooliin. Poolaamisella säästetään resursseja ja vältytään siltä, että yhteyksiä kantaan avattaisiin ja suljettaisiin jatkuvasti.</text:p>
      <text:p text:style-name="P10"/>
      <text:p text:style-name="P11">Jos tietokantatoimittaja ei tarjoa poolingia niin kai sen voi tehdä itse esim tuon node-poolin avulla.</text:p>
      <text:p text:style-name="P11"/>
      <text:p text:style-name="P11">Prioriteettijonoa olisi hyvä käyttää connectioning poolingin yhteydessä, jos jotkut toiminnot ovat selvästi tärkeämpiä kuin toiset ja kanta ei pysty konsistentisti käsittelemään kaikkia pyyntöjään järkevässä ajassa.</text:p>
      <text:p text:style-name="P11"/>
      <text:p text:style-name="P1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ssi Myllymäki</meta:initial-creator>
    <meta:creation-date>2020-12-08T04:30:18.27</meta:creation-date>
    <dc:date>2020-12-21T13:00:59.545000000</dc:date>
    <meta:editing-duration>P3DT21H15M8S</meta:editing-duration>
    <meta:editing-cycles>15</meta:editing-cycles>
    <meta:generator>LibreOffice/6.1.1.2$Windows_X86_64 LibreOffice_project/5d19a1bfa650b796764388cd8b33a5af1f5baa1b</meta:generator>
    <meta:document-statistic meta:table-count="0" meta:image-count="0" meta:object-count="0" meta:page-count="5" meta:paragraph-count="96" meta:word-count="999" meta:character-count="7643" meta:non-whitespace-character-count="6736"/>
  </office:meta>
</office:document-meta>
</file>